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7.117cm"/>
    </style:style>
    <style:style style:name="Tabla1.B" style:family="table-column">
      <style:table-column-properties style:column-width="8.467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18" style:family="table-row">
      <style:table-row-properties style:min-row-height="1.921cm"/>
    </style:style>
    <style:style style:name="Tabla1.50" style:family="table-row">
      <style:table-row-properties style:min-row-height="1.91cm"/>
    </style:style>
    <style:style style:name="Tabla1.A57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.B57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7.795cm" style:rel-column-width="32767*"/>
    </style:style>
    <style:style style:name="Tabla3.B" style:family="table-column">
      <style:table-column-properties style:column-width="7.795cm" style:rel-column-width="32768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text-line-through-typ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5" style:family="paragraph" style:parent-style-name="Standard">
      <style:paragraph-properties fo:margin-left="0cm" fo:margin-right="0.079cm" fo:margin-top="0cm" fo:margin-bottom="0cm" loext:contextual-spacing="false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fo:margin-top="0cm" fo:margin-bottom="0cm" loext:contextual-spacing="false"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Heading_20_4">
      <style:paragraph-properties fo:text-align="start" style:justify-single-word="false"/>
      <style:text-properties fo:color="#555555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Heading_20_4">
      <style:text-properties style:text-underline-style="none"/>
    </style:style>
    <style:style style:name="P20" style:family="paragraph" style:parent-style-name="Heading_20_3">
      <style:paragraph-properties fo:margin-top="0.071cm" fo:margin-bottom="0.499cm" loext:contextual-spacing="false"/>
      <style:text-properties fo:color="#202124" fo:font-weight="bold"/>
    </style:style>
    <style:style style:name="P21" style:family="paragraph" style:parent-style-name="Heading_20_2">
      <style:paragraph-properties fo:text-align="center" style:justify-single-word="fals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  <style:style style:name="T16" style:family="text">
      <style:text-properties fo:color="#555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18612733" text:style-name="Outline">
        <text:list-item>
          <text:h text:style-name="P23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222218582405399" text:continue-numbering="true" text:style-name="Outline">
        <text:list-item>
          <text:list>
            <text:list-item>
              <text:h text:style-name="P22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–android-licenses</text:p>
      <text:p text:style-name="Standard"><text:a xlink:type="simple" xlink:href="https://jairofernandez.me/flutter/appbar/appbar-con-carousel/" text:style-name="Internet_20_link" text:visited-style-name="Visited_20_Internet_20_Link">curso flutter</text:a></text:p>
      <text:p text:style-name="Standard"><text:a xlink:type="simple" xlink:href="https://flutterjobs.info/jobs/all" text:style-name="Internet_20_link" text:visited-style-name="Visited_20_Internet_20_Link">pegas en flutter</text:a></text:p>
      <text:p text:style-name="Standard"><text:a xlink:type="simple" xlink:href="https://kodestat.gitbook.io/flutter/" text:style-name="Internet_20_link" text:visited-style-name="Visited_20_Internet_20_Link">linro flutter</text:a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0 sobre flutter</text:p>
          </table:table-cell>
          <table:table-cell table:style-name="Tabla1.B2" office:value-type="string">
            <text:p text:style-name="Table_20_Contents"><text:a xlink:type="simple" xlink:href="https://flutter-es.io/?fbclid=IwAR2KAP-d3XSL29P3qEfl1kdhKz2P-jsVkCI-uNae3BNao6mmm6pST_Hypv4" text:style-name="Internet_20_link" text:visited-style-name="Visited_20_Internet_20_Link">flutter en castellano</text:a></text:p>
            <text:p text:style-name="Table_20_Contents"><text:a xlink:type="simple" xlink:href="https://stackoverflow.com/questions/tagged/flutter" text:style-name="Internet_20_link" text:visited-style-name="Visited_20_Internet_20_Link">stackOverflow</text:a></text:p>
            <text:p text:style-name="Table_20_Contents"><text:a xlink:type="simple" xlink:href="https://www.dartlang.org/guides/language/effective-dart" text:style-name="Internet_20_link" text:visited-style-name="Visited_20_Internet_20_Link">Dart efectivo</text:a></text:p>
            <text:p text:style-name="Table_20_Contents"><text:a xlink:type="simple" xlink:href="https://play.google.com/store/apps/details?id=io.flutter.demo.gallery" text:style-name="Internet_20_link" text:visited-style-name="Visited_20_Internet_20_Link">app para instalar</text:a></text:p>
            <text:p text:style-name="Table_20_Contents"><text:a xlink:type="simple" xlink:href="https://classroom.udacity.com/courses/ud905/lessons/92a39eec-0c04-4d98-b47f-c884b9cd5a3b/concepts/cee6fbbe-7225-47e7-aefc-fb5a6b695439" text:style-name="Internet_20_link" text:visited-style-name="Visited_20_Internet_20_Link">Muchos recursos</text:a></text:p>
            <text:p text:style-name="Table_20_Contents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el bueno el malo y el feo</text:a></text:p>
            <text:p text:style-name="Table_20_Contents"><text:a xlink:type="simple" xlink:href="https://medium.freecodecamp.org/an-introduction-to-flutter-the-basics-9fe541fd39e2" text:style-name="Internet_20_link" text:visited-style-name="Visited_20_Internet_20_Link">Introduccion</text:a></text:p>
            <text:p text:style-name="Table_20_Contents"><text:a xlink:type="simple" xlink:href="https://medium.com/flutter-community/widget-state-buildcontext-inheritedwidget-898d671b7956" text:style-name="Internet_20_link" text:visited-style-name="Visited_20_Internet_20_Link">state y buildcontext</text:a></text:p>
            <text:p text:style-name="Table_20_Contents"><text:a xlink:type="simple" xlink:href="https://flutter.io/showcase" text:style-name="Internet_20_link" text:visited-style-name="Visited_20_Internet_20_Link">experiencias reales</text:a></text:p>
          </table:table-cell>
        </table:table-row>
        <table:table-row>
          <table:table-cell table:style-name="Tabla1.A2" office:value-type="string">
            <text:p text:style-name="P1">Administración</text:p>
          </table:table-cell>
          <table:table-cell table:style-name="Tabla1.B2" office:value-type="string">
            <text:p text:style-name="Table_20_Contents"><text:a xlink:type="simple" xlink:href="https://medium.com/flutter-community/quick-tip-resolving-dart-package-version-conflicts-faster-than-ever-582d097f655d" text:style-name="Internet_20_link" text:visited-style-name="Visited_20_Internet_20_Link">Dart Paquete</text:a></text:p>
            <text:p text:style-name="P1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Manejo de Api</text:a></text:p>
            <text:p text:style-name="P1">cpu with ept + ug features is currently needed</text:p>
          </table:table-cell>
        </table:table-row>
        <table:table-row>
          <table:table-cell table:style-name="Tabla1.A2" office:value-type="string">
            <text:p text:style-name="P1">Anotaciones</text:p>
          </table:table-cell>
          <table:table-cell table:style-name="Tabla1.B2" office:value-type="string">
            <text:p text:style-name="P9"><text:a xlink:type="simple" xlink:href="https://github.com/Alenkart/dart-examples" text:style-name="Internet_20_link" text:visited-style-name="Visited_20_Internet_20_Link">Github</text:a></text:p>
          </table:table-cell>
        </table:table-row>
        <table:table-row>
          <table:table-cell table:style-name="Tabla1.A2" office:value-type="string">
            <text:p text:style-name="P1">Archivos</text:p>
          </table:table-cell>
          <table:table-cell table:style-name="Tabla1.B2" office:value-type="string">
            <text:p text:style-name="P9"><text:a xlink:type="simple" xlink:href="https://stackoverflow.com/questions/52501529/flutter-how-to-send-multiple-files-to-http-post" text:style-name="Internet_20_link" text:visited-style-name="Visited_20_Internet_20_Link">Envío de multiples archivos</text:a></text:p>
            <text:p text:style-name="P9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itsallwidgets.com/" text:style-name="Internet_20_link" text:visited-style-name="Visited_20_Internet_20_Link">app gratis para bajar</text:a></text:p>
          </table:table-cell>
        </table:table-row>
        <table:table-row>
          <table:table-cell table:style-name="Tabla1.A2" office:value-type="string">
            <text:p text:style-name="P1">arquitectura</text:p>
          </table:table-cell>
          <table:table-cell table:style-name="Tabla1.B2" office:value-type="string">
            <text:p text:style-name="Table_20_Contents"><text:a xlink:type="simple" xlink:href="https://github.com/brianegan/flutter_architecture_samples/" text:style-name="Internet_20_link" text:visited-style-name="Visited_20_Internet_20_Link"/></text:p>
            <text:p text:style-name="Table_20_Contents"><text:a xlink:type="simple" xlink:href="https://medium.com/flutterpub/flutter-architecture-implement-a-mvp-pattern-8ab78b75f2d4" text:style-name="Internet_20_link" text:visited-style-name="Visited_20_Internet_20_Link">mvp</text:a><text:a xlink:type="simple" xlink:href="https://github.com/brianegan/flutter_architecture_samples/" text:style-name="Internet_20_link" text:visited-style-name="Visited_20_Internet_20_Link">Ejemplos</text:a></text:p>
          </table:table-cell>
        </table:table-row>
        <table:table-row>
          <table:table-cell table:style-name="Tabla1.A2" office:value-type="string">
            <text:p text:style-name="P1">auth</text:p>
          </table:table-cell>
          <table:table-cell table:style-name="Tabla1.B2" office:value-type="string">
            <text:p text:style-name="P9"><text:a xlink:type="simple" xlink:href="https://medium.com/flutter-community/flutter-adding-sign-in-with-google-and-phone-authentication-to-your-app-69f681518f9b" text:style-name="Internet_20_link" text:visited-style-name="Visited_20_Internet_20_Link">autentificacion de fono</text:a></text:p>
            <text:p text:style-name="P9"><text:soft-page-break/><text:a xlink:type="simple" xlink:href="https://pub.dartlang.org/packages/firebase_auth#-readme-tab-" text:style-name="Internet_20_link" text:visited-style-name="Visited_20_Internet_20_Link">pub</text:a></text:p>
            <text:p text:style-name="P9"><text:a xlink:type="simple" xlink:href="https://medium.com/flutterpub/flutter-auth-with-google-f3c3aa0d0ccc" text:style-name="Internet_20_link" text:visited-style-name="Visited_20_Internet_20_Link">Otro enfoque</text:a></text:p>
            <text:p text:style-name="P9"><text:a xlink:type="simple" xlink:href="https://www.youtube.com/watch?v=8M-Fa239Hy4" text:style-name="Internet_20_link" text:visited-style-name="Visited_20_Internet_20_Link">Video que la lleva</text:a></text:p>
            <text:p text:style-name="P9"><text:a xlink:type="simple" xlink:href="https://www.youtube.com/watch?v=cHFV6JPp-6A&amp;feature=youtu.be&amp;t=4" text:style-name="Internet_20_link" text:visited-style-name="Visited_20_Internet_20_Link">la lleva mas</text:a></text:p>
          </table:table-cell>
        </table:table-row>
        <table:table-row>
          <table:table-cell table:style-name="Tabla1.A2" office:value-type="string">
            <text:p text:style-name="P8">Awesone</text:p>
          </table:table-cell>
          <table:table-cell table:style-name="Tabla1.B2" office:value-type="string">
            <text:p text:style-name="Table_20_Contents"><text:a xlink:type="simple" xlink:href="https://github.com/Solido/awesome-flutter?fbclid=IwAR3rXSMEvGkIX7sMCOEeHScQ3deWu5qg86-ZRgVe7HlPQpuvqNBQMNJX048" text:style-name="Internet_20_link" text:visited-style-name="Visited_20_Internet_20_Link">flutter awesone</text:a></text:p>
            <text:p text:style-name="Table_20_Contents"><text:a xlink:type="simple" xlink:href="https://solido.github.io/awesome-flutter/" text:style-name="Internet_20_link" text:visited-style-name="Visited_20_Internet_20_Link">n paiper</text:a></text:p>
          </table:table-cell>
        </table:table-row>
        <table:table-row>
          <table:table-cell table:style-name="Tabla1.A2" office:value-type="string">
            <text:p text:style-name="P8">Bajar la aplicación</text:p>
          </table:table-cell>
          <table:table-cell table:style-name="Tabla1.B2" office:value-type="string">
            <text:p text:style-name="Table_20_Contents"><text:a xlink:type="simple" xlink:href="https://medium.com/google-developer-experts/exploring-google-play-app-signing-b4d296f4ee9" text:style-name="Internet_20_link" text:visited-style-name="Visited_20_Internet_20_Link">firmas en google play</text:a></text:p>
            <text:p text:style-name="P1"><text:a xlink:type="simple" xlink:href="https://itsallwidgets.com/flutter-apps" text:style-name="Internet_20_link" text:visited-style-name="Visited_20_Internet_20_Link">Para bajar app</text:a></text:p>
            <text:p text:style-name="P1"><text:a xlink:type="simple" xlink:href="https://flutter.io/android-release/" text:style-name="Internet_20_link" text:visited-style-name="Visited_20_Internet_20_Link">android release</text:a></text:p>
          </table:table-cell>
        </table:table-row>
        <table:table-row>
          <table:table-cell table:style-name="Tabla1.A2" office:value-type="string">
            <text:p text:style-name="P8">Bloc</text:p>
          </table:table-cell>
          <table:table-cell table:style-name="Tabla1.B2" office:value-type="string">
            <text:p text:style-name="Table_20_Contents"><text:a xlink:type="simple" xlink:href="https://www.youtube.com/watch?v=FEXbs-mgPu4&amp;feature=youtu.be&amp;fbclid=IwAR1KMuaUoCH7v0gIEiLhvLB72g91CS13X4M5NxchpO_wKHj7eaXnSognuII" text:style-name="Internet_20_link" text:visited-style-name="Visited_20_Internet_20_Link">Tarjetas y bloc</text:a></text:p>
            <text:p text:style-name="Table_20_Contents"><text:a xlink:type="simple" xlink:href="https://medium.com/flutter-community/reactive-programming-streams-bloc-6f0d2bd2d248" text:style-name="Internet_20_link" text:visited-style-name="Visited_20_Internet_20_Link">general</text:a></text:p>
            <text:p text:style-name="Table_20_Contents"><text:a xlink:type="simple" xlink:href="https://www.youtube.com/watch?v=FEXbs-mgPu4&amp;feature=youtu.be&amp;fbclid=IwAR0OsUyqGGbg6StVM3-epT7z-kzaI9EySTwXlqbVjcX3i8Yv9Gexa5FZ9ug" text:style-name="Internet_20_link" text:visited-style-name="Visited_20_Internet_20_Link">conjunto de video</text:a></text:p>
          </table:table-cell>
        </table:table-row>
        <table:table-row>
          <table:table-cell table:style-name="Tabla1.A2" office:value-type="string">
            <text:p text:style-name="P8"><text:span text:style-name="T11">Bluetooth</text:span> </text:p>
          </table:table-cell>
          <table:table-cell table:style-name="Tabla1.B2" office:value-type="string">
            <text:p text:style-name="Standard"><text:span text:style-name="T10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11">Dart Pub</text:p>
            <text:p text:style-name="P12"><text:span text:style-name="T10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8">https://pub.dartlang.org/packages/flutter_blue</text:span></text:a></text:p>
            <text:list xml:id="list222218058234349" text:continue-numbering="true" text:style-name="Outline">
              <text:list-item>
                <text:list>
                  <text:list-item>
                    <text:list>
                      <text:list-item>
                        <text:h text:style-name="P20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8">Canales cambio</text:p>
          </table:table-cell>
          <table:table-cell table:style-name="Tabla1.B2" office:value-type="string">
            <text:p text:style-name="Table_20_Contents"><text:a xlink:type="simple" xlink:href="https://github.com/flutter/flutter/wiki/Flutter-build-release-channels" text:style-name="Internet_20_link" text:visited-style-name="Visited_20_Internet_20_Link">Flutter-build-release-channels</text:a></text:p>
          </table:table-cell>
        </table:table-row>
        <table:table-row>
          <table:table-cell table:style-name="Tabla1.A2" office:value-type="string">
            <text:p text:style-name="P8">Cursos y talleres</text:p>
          </table:table-cell>
          <table:table-cell table:style-name="Tabla1.B2" office:value-type="string">
            <text:p text:style-name="Table_20_Contents"><text:a xlink:type="simple" xlink:href="https://www.youtube.com/channel/UCkYYcjFA_G4G7qjo2jLJNpg?fbclid=IwAR0qO8QGNSSVhwbrt0AJ3CuaH8YUd7l1SINJMX7TK9WHkjH6Nii37wEivxg" text:style-name="Internet_20_link" text:visited-style-name="Visited_20_Internet_20_Link">Peliculas</text:a></text:p>
            <text:p text:style-name="Table_20_Contents"><text:a xlink:type="simple" xlink:href="https://www.udemy.com/share/100A60BUsccFlUQQ==/" office:target-frame-name="_blank" xlink:show="new" text:style-name="Internet_20_link" text:visited-style-name="Visited_20_Internet_20_Link"><text:span text:style-name="T7">https://www.udemy.com/share/100A60BUsccFlUQQ==/</text:span></text:a> </text:p>
            <text:p text:style-name="Table_20_Contents"><text:a xlink:type="simple" xlink:href="http://thetechnocafe.com/" text:style-name="Internet_20_link" text:visited-style-name="Visited_20_Internet_20_Link">http://thetechnocafe.com/</text:a></text:p>
            <text:p text:style-name="Table_20_Contents"><text:a xlink:type="simple" xlink:href="https://proandroiddev.com/flutter-layout-cheat-sheet-5363348d037e" text:style-name="Internet_20_link" text:visited-style-name="Visited_20_Internet_20_Link">Muestra propiedades</text:a></text:p>
            <text:p text:style-name="Table_20_Contents"><text:a xlink:type="simple" xlink:href="https://www.udacity.com/course/build-native-mobile-apps-with-flutter--ud905" text:style-name="Internet_20_link" text:visited-style-name="Visited_20_Internet_20_Link">curso de google</text:a></text:p>
            <text:p text:style-name="Table_20_Contents"><text:a xlink:type="simple" xlink:href="https://www.youtube.com/playlist?list=PLJbE2Yu2zumDqr_-hqpAN0nIr6m14TAsd" text:style-name="Internet_20_link" text:visited-style-name="Visited_20_Internet_20_Link">canal en ingles</text:a></text:p>
            <text:p text:style-name="Table_20_Contents"><text:a xlink:type="simple" xlink:href="https://www.udemy.com/dart-and-flutter-the-complete-developers-guide/" text:style-name="Internet_20_link" text:visited-style-name="Visited_20_Internet_20_Link">curso udemy en ingles</text:a></text:p>
            <text:p text:style-name="Table_20_Contents"><text:soft-page-break/><text:a xlink:type="simple" xlink:href="https://www.youtube.com/playlist?list=PLl_hIu4u7P6672anZPqgEkWTQkSBOL56_&amp;fbclid=IwAR243MWNCz5tbG-KFfrkk5Uvidt3oqXiqdcFbUTwBT83cp0H3WVV9InRkv8" text:style-name="Internet_20_link" text:visited-style-name="Visited_20_Internet_20_Link">el curso del face</text:a></text:p>
            <text:p text:style-name="Table_20_Contents"><text:a xlink:type="simple" xlink:href="../canales%20de%20cursos" text:style-name="Internet_20_link" text:visited-style-name="Visited_20_Internet_20_Link">canales de cursos</text:a></text:p>
          </table:table-cell>
        </table:table-row>
        <table:table-row>
          <table:table-cell table:style-name="Tabla1.A2" office:value-type="string">
            <text:p text:style-name="P8">Camara fotográfica</text:p>
          </table:table-cell>
          <table:table-cell table:style-name="Tabla1.B2" office:value-type="string">
            <text:p text:style-name="P1"><text:a xlink:type="simple" xlink:href="https://github.com/flutter/plugins/tree/master/packages/camera#example" text:style-name="Internet_20_link" text:visited-style-name="Visited_20_Internet_20_Link">Ejemplo básico</text:a></text:p>
            <text:p text:style-name="P1"><text:a xlink:type="simple" xlink:href="https://github.com/flutter/plugins/blob/master/packages/camera/example/lib/main.dart" text:style-name="Internet_20_link" text:visited-style-name="Visited_20_Internet_20_Link">ejemplo mas cototo</text:a></text:p>
          </table:table-cell>
        </table:table-row>
        <table:table-row>
          <table:table-cell table:style-name="Tabla1.A2" office:value-type="string">
            <text:p text:style-name="P8">Canales</text:p>
          </table:table-cell>
          <table:table-cell table:style-name="Tabla1.B2" office:value-type="string">
            <text:p text:style-name="P1"><text:a xlink:type="simple" xlink:href="https://flutter.io/platform-channels/" text:style-name="Internet_20_link" text:visited-style-name="Visited_20_Internet_20_Link">Canales</text:a></text:p>
          </table:table-cell>
        </table:table-row>
        <table:table-row>
          <table:table-cell table:style-name="Tabla1.A2" office:value-type="string">
            <text:p text:style-name="P8">Correos</text:p>
          </table:table-cell>
          <table:table-cell table:style-name="Tabla1.B2" office:value-type="string">
            <text:p text:style-name="P9"><text:a xlink:type="simple" xlink:href="https://github.com/ecoto17/clon_gmail" text:style-name="Internet_20_link" text:visited-style-name="Visited_20_Internet_20_Link">emulador google</text:a></text:p>
          </table:table-cell>
        </table:table-row>
        <table:table-row table:style-name="Tabla1.18">
          <table:table-cell table:style-name="Tabla1.A2" office:value-type="string">
            <text:p text:style-name="P8">Codemagic</text:p>
          </table:table-cell>
          <table:table-cell table:style-name="Tabla1.B2" office:value-type="string">
            <text:p text:style-name="Table_20_Contents"><text:a xlink:type="simple" xlink:href="https://codemagic.io/?fbclid=IwAR1ZrOga1b5Va6NE4DTXnkPcbQ7PHHDmvXVqwMa5kCnhV-J6SNTwaQ1EIh0" text:style-name="Internet_20_link" text:visited-style-name="Visited_20_Internet_20_Link">Instalador</text:a></text:p>
          </table:table-cell>
        </table:table-row>
        <table:table-row>
          <table:table-cell table:style-name="Tabla1.A2" office:value-type="string">
            <text:p text:style-name="P8">Colores</text:p>
          </table:table-cell>
          <table:table-cell table:style-name="Tabla1.B2" office:value-type="string">
            <text:list xml:id="list22221715739555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8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a xlink:type="simple" xlink:href="https://www.materialpalette.com/blue/light-green" text:style-name="Internet_20_link" text:visited-style-name="Visited_20_Internet_20_Link">Paleta para android</text:a></text:p>
            <text:p text:style-name="P16"><text:a xlink:type="simple" xlink:href="https://pub.dartlang.org/packages/flutter_colorpicker" text:style-name="Internet_20_link" text:visited-style-name="Visited_20_Internet_20_Link">Color picker</text:a></text:p>
          </table:table-cell>
        </table:table-row>
        <table:table-row>
          <table:table-cell table:style-name="Tabla1.A2" office:value-type="string">
            <text:p text:style-name="P9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12">Clipprec</text:span></text:a></text:p>
          </table:table-cell>
          <table:table-cell table:style-name="Tabla1.B2" office:value-type="string">
            <text:list xml:id="list22221803544226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8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8">desarrolladores</text:p>
          </table:table-cell>
          <table:table-cell table:style-name="Tabla1.B2" office:value-type="string">
            <text:list xml:id="list22221665686783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8" text:outline-level="4"><text:a xlink:type="simple" xlink:href="mailto:sanjay.deligence@gmail.com" text:style-name="Internet_20_link" text:visited-style-name="Visited_20_Internet_20_Link">sanjay.deligence@gmail.com</text:a> India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9">Alexandra Carolina Aguilar Aguilar</text:span></text:a><text:bookmark text:name="js_5w3"/> <text:s/>Peru</text:p>
            <text:p text:style-name="P4"><text:span text:style-name="T13">Burhanuddin Rashid"</text:span>),</text:p>
            <text:p text:style-name="P17">accountEmail: <text:span text:style-name="T14">new</text:span> <text:span text:style-name="T15">Text</text:span>(<text:span text:style-name="T13">"burhanrashid5253@gmail.com</text:span></text:p>
            <text:p text:style-name="P8"/>
          </table:table-cell>
        </table:table-row>
        <table:table-row>
          <table:table-cell table:style-name="Tabla1.A2" office:value-type="string">
            <text:p text:style-name="P1">Diseño(protoyipo interactivo)</text:p>
          </table:table-cell>
          <table:table-cell table:style-name="Tabla1.B2" office:value-type="string">
            <text:p text:style-name="Table_20_Contents"><text:a xlink:type="simple" xlink:href="https://www.justinmind.com/" text:style-name="Internet_20_link" text:visited-style-name="Visited_20_Internet_20_Link">Justinmind</text:a></text:p>
            <text:p text:style-name="Table_20_Contents"><text:a xlink:type="simple" xlink:href="https://moqups.com/" text:style-name="Internet_20_link" text:visited-style-name="Visited_20_Internet_20_Link">moqups facil</text:a></text:p>
            <text:p text:style-name="Table_20_Contents"><text:a xlink:type="simple" xlink:href="https://www.invisionapp.com/" text:style-name="Internet_20_link" text:visited-style-name="Visited_20_Internet_20_Link">invisionapp</text:a></text:p>
            <text:p text:style-name="Table_20_Contents"/>
            <text:p text:style-name="Table_20_Contents"><text:a xlink:type="simple" xlink:href="http://mutisya.com/" text:style-name="Internet_20_link" text:visited-style-name="Visited_20_Internet_20_Link">diseño de flutte</text:a></text:p>
            <text:p text:style-name="Table_20_Contents"><text:a xlink:type="simple" xlink:href="https://iconos8.es/" text:style-name="Internet_20_link" text:visited-style-name="Visited_20_Internet_20_Link">https://iconos8.es</text:a></text:p>
            <text:p text:style-name="Table_20_Contents"><text:a xlink:type="simple" xlink:href="https://www.genbeta.com/multimedia/descarga-1-792-clips-audio-para-usarlos-gratis-tus-videos-youtube-podcasts-proyectos" text:style-name="Internet_20_link" text:visited-style-name="Visited_20_Internet_20_Link">https://www.genbeta.com/multimedia/descarga-1-792-clips-audio-para-usarlos-gratis-tus-videos-youtube-podcasts-proyectos</text:a></text:p>
          </table:table-cell>
        </table:table-row>
        <table:table-row>
          <table:table-cell table:style-name="Tabla1.A2" office:value-type="string">
            <text:p text:style-name="P1">despliegue</text:p>
          </table:table-cell>
          <table:table-cell table:style-name="Tabla1.B2" office:value-type="string">
            <text:p text:style-name="Table_20_Contents"><text:a xlink:type="simple" xlink:href="https://flutter.io/docs/deployment/fastlane-cd" text:style-name="Internet_20_link" text:visited-style-name="Visited_20_Internet_20_Link">fastlane cd</text:a></text:p>
          </table:table-cell>
        </table:table-row>
        <table:table-row>
          <table:table-cell table:style-name="Tabla1.A2" office:value-type="string">
            <text:p text:style-name="P1">ecommerce</text:p>
          </table:table-cell>
          <table:table-cell table:style-name="Tabla1.B2" office:value-type="string">
            <text:p text:style-name="Table_20_Contents"><text:a xlink:type="simple" xlink:href="https://github.com/mtellect/Flutter-Ecommerce-App" text:style-name="Internet_20_link" text:visited-style-name="Visited_20_Internet_20_Link">Flutter-Ecommerce-App</text:a><text:soft-page-break/></text:p>
            <text:p text:style-name="Table_20_Contents"><text:a xlink:type="simple" xlink:href="https://codelabs.developers.google.com/codelabs/mdc-101-flutter/#0" text:style-name="Internet_20_link" text:visited-style-name="Visited_20_Internet_20_Link">u</text:a>d</text:p>
          </table:table-cell>
        </table:table-row>
        <table:table-row>
          <table:table-cell table:style-name="Tabla1.A2" office:value-type="string">
            <text:p text:style-name="P1">editor de flutter</text:p>
          </table:table-cell>
          <table:table-cell table:style-name="Tabla1.B2" office:value-type="string">
            <text:p text:style-name="Table_20_Contents"><text:a xlink:type="simple" xlink:href="https://medium.com/@pmutisya/flutter-studio-version-2-41cce10fcf3d" text:style-name="Internet_20_link" text:visited-style-name="Visited_20_Internet_20_Link">Editor</text:a></text:p>
            <text:p text:style-name="Table_20_Contents"><text:a xlink:type="simple" xlink:href="https://medium.com/@pmutisya/flutter-studio-version-2-41cce10fcf3d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1">Examen</text:p>
          </table:table-cell>
          <table:table-cell table:style-name="Tabla1.B2" office:value-type="string">
            <text:p text:style-name="Table_20_Contents"><text:a xlink:type="simple" xlink:href="https://github.com/iamprakash13/Avengers-Quiz" text:style-name="Internet_20_link" text:visited-style-name="Visited_20_Internet_20_Link">Código de examen</text:a></text:p>
          </table:table-cell>
        </table:table-row>
        <table:table-row>
          <table:table-cell table:style-name="Tabla1.A2" office:value-type="string">
            <text:p text:style-name="P8">Herramientas</text:p>
          </table:table-cell>
          <table:table-cell table:style-name="Tabla1.B2" office:value-type="string">
            <text:p text:style-name="Table_20_Contents"><text:a xlink:type="simple" xlink:href="https://javiercbk.github.io/json_to_dart/" text:style-name="Internet_20_link" text:visited-style-name="Visited_20_Internet_20_Link">json to dart</text:a></text:p>
            <text:p text:style-name="Table_20_Contents"><text:a xlink:type="simple" xlink:href="https://www.getpostman.com/" text:style-name="Internet_20_link" text:visited-style-name="Visited_20_Internet_20_Link">Postman</text:a></text:p>
            <text:p text:style-name="Table_20_Contents"><text:a xlink:type="simple" xlink:href="https://quicktype.io/" text:style-name="Internet_20_link" text:visited-style-name="Visited_20_Internet_20_Link">Json a Dart otro</text:a></text:p>
            <text:p text:style-name="P1"><text:a xlink:type="simple" xlink:href="https://startflutter.com/" text:style-name="Internet_20_link" text:visited-style-name="Visited_20_Internet_20_Link">Bajar <text:s/>temas</text:a><text:tab/></text:p>
            <text:p text:style-name="P1"><text:a xlink:type="simple" xlink:href="https://pub.dartlang.org/flutter/packages?q=image" text:style-name="Internet_20_link" text:visited-style-name="Visited_20_Internet_20_Link">Buscador de paquetes</text:a></text:p>
            <text:p text:style-name="P1"><text:a xlink:type="simple" xlink:href="https://github.com/rxlabz/panache" text:style-name="Internet_20_link" text:visited-style-name="Visited_20_Internet_20_Link">Generador de temas</text:a></text:p>
          </table:table-cell>
        </table:table-row>
        <table:table-row>
          <table:table-cell table:style-name="Tabla1.A2" office:value-type="string">
            <text:p text:style-name="P8">hero</text:p>
          </table:table-cell>
          <table:table-cell table:style-name="Tabla1.B2" office:value-type="string">
            <text:p text:style-name="P1"><text:a xlink:type="simple" xlink:href="https://medium.com/flutter-community/flutter-heroes-and-villains-bringing-balance-to-the-flutterverse-2e900222de41" text:style-name="Internet_20_link" text:visited-style-name="Visited_20_Internet_20_Link">heroes y villa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8">Flare animaciones</text:p>
          </table:table-cell>
          <table:table-cell table:style-name="Tabla1.B2" office:value-type="string">
            <text:p text:style-name="P1"><text:a xlink:type="simple" xlink:href="https://www.youtube.com/watch?v=ve0r4B1D-S0&amp;fbclid=IwAR0Q6KNhMD6oue778qY4KW03qsTizA4YHKlxUt6h8kxKmBgo9oWBppPTdmQ" text:style-name="Internet_20_link" text:visited-style-name="Visited_20_Internet_20_Link">Presentacion</text:a></text:p>
            <text:p text:style-name="P1"><text:a xlink:type="simple" xlink:href="https://github.com/2d-inc/Flare-Flutter" text:style-name="Internet_20_link" text:visited-style-name="Visited_20_Internet_20_Link">Ejemplo</text:a></text:p>
            <text:p text:style-name="P1"><text:a xlink:type="simple" xlink:href="https://www.2dimensions.com/" text:style-name="Internet_20_link" text:visited-style-name="Visited_20_Internet_20_Link">Diseño</text:a></text:p>
            <text:p text:style-name="P1"><text:a xlink:type="simple" xlink:href="https://www.youtube.com/watch?v=ve0r4B1D-S0&amp;fbclid=IwAR2auc93QEyBXcspQHMzCXxW2sOE8R8c44vvx_sfhsONkjo6un2cZ6eEXg0" text:style-name="Internet_20_link" text:visited-style-name="Visited_20_Internet_20_Link">tutotial</text:a></text:p>
            <text:p text:style-name="P1"><text:a xlink:type="simple" xlink:href="https://medium.com/@argel.bc18/utilizando-flare-con-flutter-57b53c5ee72d?fbclid=IwAR3dpBe4eeNh4nbYzLu-INA1uZFOhOJatkRFZwusglOdKwle25HU5Ej0zxI" text:style-name="Internet_20_link" text:visited-style-name="Visited_20_Internet_20_Link">Angel Berjano</text:a></text:p>
          </table:table-cell>
        </table:table-row>
        <table:table-row>
          <table:table-cell table:style-name="Tabla1.A2" office:value-type="string">
            <text:p text:style-name="P8">Formularios</text:p>
          </table:table-cell>
          <table:table-cell table:style-name="Tabla1.B2" office:value-type="string">
            <text:p text:style-name="P1"><text:a xlink:type="simple" xlink:href="https://codingwithjoe.com/building-forms-with-flutter/" text:style-name="Internet_20_link" text:visited-style-name="Visited_20_Internet_20_Link">con Joe</text:a></text:p>
            <text:p text:style-name="P1"><text:a xlink:type="simple" xlink:href="https://github.com/flutter/flutter/blob/master/examples/flutter_gallery/lib/demo/material/text_form_field_demo.dart" text:style-name="Internet_20_link" text:visited-style-name="Visited_20_Internet_20_Link">Oficial</text:a></text:p>
            <text:p text:style-name="P1"><text:a xlink:type="simple" xlink:href="https://stackoverflow.com/questions/51538176/flutter-onchanged-and-onsaved-together-for-text-inputs/51539471" text:style-name="Internet_20_link" text:visited-style-name="Visited_20_Internet_20_Link">Textformfield a mano </text:a></text:p>
            <text:p text:style-name="P9"><text:a xlink:type="simple" xlink:href="https://flutter.io/cookbook/forms/focus/" text:style-name="Internet_20_link" text:visited-style-name="Visited_20_Internet_20_Link">Foco</text:a></text:p>
            <text:p text:style-name="P9"><text:a xlink:type="simple" xlink:href="https://pub.dartlang.org/packages/keyboard_actions" text:style-name="Internet_20_link" text:visited-style-name="Visited_20_Internet_20_Link">keyboard_actions</text:a></text:p>
            <text:p text:style-name="P9"/>
          </table:table-cell>
        </table:table-row>
        <table:table-row>
          <table:table-cell table:style-name="Tabla1.A2" office:value-type="string">
            <text:p text:style-name="P8">Futuros</text:p>
          </table:table-cell>
          <table:table-cell table:style-name="Tabla1.B2" office:value-type="string">
            <text:p text:style-name="P1"><text:a xlink:type="simple" xlink:href="https://dev.to/jvarness/deferred-execution-and-darts-concurrency-model-27i" text:style-name="Internet_20_link" text:visited-style-name="Visited_20_Internet_20_Link">futuros</text:a></text:p>
            <text:p text:style-name="P1"><text:a xlink:type="simple" xlink:href="https://flutter.institute/run-async-operation-on-widget-creation/" text:style-name="Internet_20_link" text:visited-style-name="Visited_20_Internet_20_Link">SetState async</text:a></text:p>
            <text:p text:style-name="P1"><text:a xlink:type="simple" xlink:href="https://www.dartlang.org/tutorials/language/futures" text:style-name="Internet_20_link" text:visited-style-name="Visited_20_Internet_20_Link">la biblia</text:a></text:p>
            <text:p text:style-name="P1"><text:a xlink:type="simple" xlink:href="https://steemit.com/utopian-io/@tensor/managing-and-merging-streams-and-using-types-for-matching-in-dart-s-flutter-framework" text:style-name="Internet_20_link" text:visited-style-name="Visited_20_Internet_20_Link">administracion de string</text:a></text:p>
          </table:table-cell>
        </table:table-row>
        <text:soft-page-break/>
        <table:table-row>
          <table:table-cell table:style-name="Tabla1.A2" office:value-type="string">
            <text:p text:style-name="P8">functional</text:p>
          </table:table-cell>
          <table:table-cell table:style-name="Tabla1.B2" office:value-type="string">
            <text:p text:style-name="P1"><text:a xlink:type="simple" xlink:href="https://medium.com/@mattia512maldini/functional-bits-in-flutter-dc0881a99161" text:style-name="Internet_20_link" text:visited-style-name="Visited_20_Internet_20_Link">functional en flutter</text:a></text:p>
          </table:table-cell>
        </table:table-row>
        <table:table-row>
          <table:table-cell table:style-name="Tabla1.A2" office:value-type="string">
            <text:p text:style-name="P8">gcp</text:p>
          </table:table-cell>
          <table:table-cell table:style-name="Tabla1.B2" office:value-type="string">
            <text:p text:style-name="P1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8">Gráficos</text:p>
          </table:table-cell>
          <table:table-cell table:style-name="Tabla1.B2" office:value-type="string">
            <text:p text:style-name="P1"><text:a xlink:type="simple" xlink:href="https://google.github.io/charts/flutter/example/interactions/selection_callback_example.html" text:style-name="Internet_20_link" text:visited-style-name="Visited_20_Internet_20_Link">Gráficos de linea</text:a></text:p>
            <text:p text:style-name="P1"><text:a xlink:type="simple" xlink:href="https://iirokrankka.com/2018/06/18/putting-build-methods-on-a-diet/" text:style-name="Internet_20_link" text:visited-style-name="Visited_20_Internet_20_Link">metodos</text:a></text:p>
          </table:table-cell>
        </table:table-row>
        <table:table-row>
          <table:table-cell table:style-name="Tabla1.A2" office:value-type="string">
            <text:p text:style-name="P8">google</text:p>
          </table:table-cell>
          <table:table-cell table:style-name="Tabla1.B2" office:value-type="string">
            <text:p text:style-name="Table_20_Contents"><text:a xlink:type="simple" xlink:href="https://9to5google.com/2018/09/26/how-to-install-flutter-chrome-os/" text:style-name="Internet_20_link" text:visited-style-name="Visited_20_Internet_20_Link">install</text:a></text:p>
          </table:table-cell>
        </table:table-row>
        <table:table-row>
          <table:table-cell table:style-name="Tabla1.A2" office:value-type="string">
            <text:p text:style-name="P8">instalación</text:p>
          </table:table-cell>
          <table:table-cell table:style-name="Tabla1.B2" office:value-type="string">
            <text:p text:style-name="P9"><text:a xlink:type="simple" xlink:href="https://flutter.io/docs/get-started/install" text:style-name="Internet_20_link" text:visited-style-name="Visited_20_Internet_20_Link">versión de escritorio</text:a>(<text:a xlink:type="simple" xlink:href="https://medium.com/flutter-community/flutter-from-mobile-to-desktop-93635e8de64e" text:style-name="Internet_20_link" text:visited-style-name="Visited_20_Internet_20_Link">paper</text:a>)</text:p>
            <text:p text:style-name="P9"><text:a xlink:type="simple" xlink:href="https://flutter.io/docs/deployment/ios" text:style-name="Internet_20_link" text:visited-style-name="Visited_20_Internet_20_Link">oficial sobre mac</text:a></text:p>
          </table:table-cell>
        </table:table-row>
        <table:table-row>
          <table:table-cell table:style-name="Tabla1.A2" office:value-type="string">
            <text:p text:style-name="P8">imagenes</text:p>
          </table:table-cell>
          <table:table-cell table:style-name="Tabla1.B2" office:value-type="string">
            <text:p text:style-name="P9"><text:a xlink:type="simple" xlink:href="https://www.gettyimages.es/fotos/love?mediatype=photography&amp;phrase=love&amp;sort=mostpopular" text:style-name="Internet_20_link" text:visited-style-name="Visited_20_Internet_20_Link">imagenes varias</text:a></text:p>
          </table:table-cell>
        </table:table-row>
        <table:table-row>
          <table:table-cell table:style-name="Tabla1.A2" office:value-type="string">
            <text:p text:style-name="P8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Iconos Externos</text:a></text:p>
          </table:table-cell>
        </table:table-row>
        <table:table-row>
          <table:table-cell table:style-name="Tabla1.A2" office:value-type="string">
            <text:p text:style-name="P8">juegos</text:p>
          </table:table-cell>
          <table:table-cell table:style-name="Tabla1.B2" office:value-type="string">
            <text:p text:style-name="P1"><text:a xlink:type="simple" xlink:href="https://medium.com/@dragosholban/building-a-puzzle-game-using-flutter-6f629873102d" text:style-name="Internet_20_link" text:visited-style-name="Visited_20_Internet_20_Link">puzle</text:a></text:p>
          </table:table-cell>
        </table:table-row>
        <table:table-row>
          <table:table-cell table:style-name="Tabla1.A2" office:value-type="string">
            <text:p text:style-name="P8">key</text:p>
          </table:table-cell>
          <table:table-cell table:style-name="Tabla1.B2" office:value-type="string">
            <text:p text:style-name="P1"><text:a xlink:type="simple" xlink:href="https://mail.google.com/mail/u/1/#inbox/WhctKJVJhszhsXbjBDdFRBNTTJLlpgTlnvKzfsrCxFnkzVqmbZwBXvTKdZcZBPQBnxnXSLL" text:style-name="Internet_20_link" text:visited-style-name="Visited_20_Internet_20_Link">video subtitulado</text:a></text:p>
          </table:table-cell>
        </table:table-row>
        <table:table-row>
          <table:table-cell table:style-name="Tabla1.A2" office:value-type="string">
            <text:p text:style-name="P8">Librerías</text:p>
          </table:table-cell>
          <table:table-cell table:style-name="Tabla1.B2" office:value-type="string">
            <text:p text:style-name="P1"><text:a xlink:type="simple" xlink:href="https://github.com/flutter/plugins/blob/master/FlutterFire.md" text:style-name="Internet_20_link" text:visited-style-name="Visited_20_Internet_20_Link">FlutterFire</text:a></text:p>
            <text:p text:style-name="P1"/>
          </table:table-cell>
        </table:table-row>
        <table:table-row>
          <table:table-cell table:style-name="Tabla1.A2" office:value-type="string">
            <text:p text:style-name="P8">mac</text:p>
          </table:table-cell>
          <table:table-cell table:style-name="Tabla1.B2" office:value-type="string">
            <text:p text:style-name="P1"><text:a xlink:type="simple" xlink:href="https://medium.com/front-end-weekly/how-to-create-your-first-ios-flutter-app-on-macos-7dfa9c3e1962" text:style-name="Internet_20_link" text:visited-style-name="Visited_20_Internet_20_Link">First app en mac</text:a></text:p>
          </table:table-cell>
        </table:table-row>
        <table:table-row>
          <table:table-cell table:style-name="Tabla1.A2" office:value-type="string">
            <text:p text:style-name="P8">Mascara</text:p>
          </table:table-cell>
          <table:table-cell table:style-name="Tabla1.B2" office:value-type="string">
            <text:p text:style-name="P1"><text:a xlink:type="simple" xlink:href="https://pub.dartlang.org/packages/masked_text" text:style-name="Internet_20_link" text:visited-style-name="Visited_20_Internet_20_Link">pub mascara</text:a></text:p>
            <text:p text:style-name="P1"><text:a xlink:type="simple" xlink:href="https://pub.dartlang.org/packages/flutter_masked_text" text:style-name="Internet_20_link" text:visited-style-name="Visited_20_Internet_20_Link">flutter masked</text:a></text:p>
          </table:table-cell>
        </table:table-row>
        <table:table-row>
          <table:table-cell table:style-name="Tabla1.A2" office:value-type="string">
            <text:p text:style-name="P8">musica</text:p>
          </table:table-cell>
          <table:table-cell table:style-name="Tabla1.B2" office:value-type="string">
            <text:p text:style-name="P1"><text:a xlink:type="simple" xlink:href="https://github.com/singhbhavneet/Bungee" text:style-name="Internet_20_link" text:visited-style-name="Visited_20_Internet_20_Link">Aporte</text:a></text:p>
          </table:table-cell>
        </table:table-row>
        <table:table-row>
          <table:table-cell table:style-name="Tabla1.A2" office:value-type="string">
            <text:p text:style-name="P8">map</text:p>
          </table:table-cell>
          <table:table-cell table:style-name="Tabla1.B2" office:value-type="string">
            <text:p text:style-name="P1"><text:a xlink:type="simple" xlink:href="https://proandroiddev.com/flutter-how-to-integrate-google-maps-experimental-5ec8485c0c59" text:style-name="Internet_20_link" text:visited-style-name="Visited_20_Internet_20_Link">Maps</text:a></text:p>
            <text:p text:style-name="P9"><text:a xlink:type="simple" xlink:href="https://medium.com/flutter-community/https-medium-com-burkhartsengineering-one-to-find-them-all-9cf9cd9dd4c1" text:style-name="Internet_20_link" text:visited-style-name="Visited_20_Internet_20_Link">localizadores</text:a></text:p>
            <text:p text:style-name="P9"><text:a xlink:type="simple" xlink:href="https://gist.github.com/spartakos87/f6d472aef0146e2bb7d42b3ddb982fa0?fbclid=IwAR3jBDyIVF6RwP12URO4B2kAR3sBxMeZzBb9qgi0GYyUsgfHVPWECwmef0Q" text:style-name="Internet_20_link" text:visited-style-name="Visited_20_Internet_20_Link">Spartacus</text:a> (<text:a xlink:type="simple" xlink:href="https://stackoverflow.com/questions/53430203/flutter-refresh-map-after-come-back-from-second-screen" text:style-name="Internet_20_link" text:visited-style-name="Visited_20_Internet_20_Link">So</text:a>)</text:p>
            <text:p text:style-name="P9"><text:a xlink:type="simple" xlink:href="https://github.com/nailgilaziev/plugins/commit/e995f1059faf3f83b78bcf3fd6bbc6b03e846875" text:style-name="Internet_20_link" text:visited-style-name="Visited_20_Internet_20_Link">git</text:a></text:p>
          </table:table-cell>
        </table:table-row>
        <table:table-row>
          <table:table-cell table:style-name="Tabla1.A2" office:value-type="string">
            <text:p text:style-name="P8">ml-kit</text:p>
          </table:table-cell>
          <table:table-cell table:style-name="Tabla1.B2" office:value-type="string">
            <text:p text:style-name="P1"><text:a xlink:type="simple" xlink:href="https://codelabs.developers.google.com/codelabs/mlkit-android/#0" text:style-name="Internet_20_link" text:visited-style-name="Visited_20_Internet_20_Link">Presentacion</text:a></text:p>
            <text:p text:style-name="P1"><text:a xlink:type="simple" xlink:href="https://codelabs.developers.google.com/codelabs/mlkit-android/#0" text:style-name="Internet_20_link" text:visited-style-name="Visited_20_Internet_20_Link">codelab</text:a></text:p>
            <text:p text:style-name="P1"/>
            <text:p text:style-name="P6">Facial recognition is not supported in </text:p>
            <text:p text:style-name="P5">google Vision API (ML firebase) and google <text:soft-page-break/>cloud vision unfortunately, so you should use another api in flutter app like Microsoft Face API or Amazon </text:p>
          </table:table-cell>
        </table:table-row>
        <table:table-row>
          <table:table-cell table:style-name="Tabla1.A2" office:value-type="string">
            <text:p text:style-name="P8">pageView</text:p>
          </table:table-cell>
          <table:table-cell table:style-name="Tabla1.B2" office:value-type="string">
            <text:p text:style-name="P1"><text:a xlink:type="simple" xlink:href="https://flutter-es.io/?fbclid=IwAR2KAP-d3XSL29P3qEfl1kdhKz2P-jsVkCI-uNae3BNao6mmm6pST_Hypv4" text:style-name="Internet_20_link" text:visited-style-name="Visited_20_Internet_20_Link">video</text:a></text:p>
          </table:table-cell>
        </table:table-row>
        <table:table-row>
          <table:table-cell table:style-name="Tabla1.A2" office:value-type="string">
            <text:p text:style-name="P8">Preferencias del usuario</text:p>
          </table:table-cell>
          <table:table-cell table:style-name="Tabla1.B2" office:value-type="string">
            <text:p text:style-name="P1"><text:a xlink:type="simple" xlink:href="https://medium.com/flutter-community/shared-preferences-how-to-save-flutter-application-settings-and-user-preferences-for-later-554d08671ae9" text:style-name="Internet_20_link" text:visited-style-name="Visited_20_Internet_20_Link">Preferencias</text:a></text:p>
          </table:table-cell>
        </table:table-row>
        <table:table-row table:style-name="Tabla1.50">
          <table:table-cell table:style-name="Tabla1.A2" office:value-type="string">
            <text:p text:style-name="P8">Pluggin</text:p>
          </table:table-cell>
          <table:table-cell table:style-name="Tabla1.B2" office:value-type="string">
            <text:p text:style-name="P1"><text:a xlink:type="simple" xlink:href="https://github.com/flutter/plugins/tree/master/packages" text:style-name="Internet_20_link" text:visited-style-name="Visited_20_Internet_20_Link">todos los pluggin de flutter</text:a></text:p>
          </table:table-cell>
        </table:table-row>
        <table:table-row table:style-name="Tabla1.50"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 table:style-name="Tabla1.50">
          <table:table-cell table:style-name="Tabla1.A2" office:value-type="string">
            <text:p text:style-name="P8">Rapido</text:p>
          </table:table-cell>
          <table:table-cell table:style-name="Tabla1.B2" office:value-type="string">
            <text:p text:style-name="P1"><text:a xlink:type="simple" xlink:href="https://pub.dartlang.org/packages/rapido#-readme-tab-" text:style-name="Internet_20_link" text:visited-style-name="Visited_20_Internet_20_Link">rapido</text:a>(<text:a xlink:type="simple" xlink:href="https://www.youtube.com/watch?v=wXcTgq1QEVQ" text:style-name="Internet_20_link" text:visited-style-name="Visited_20_Internet_20_Link">v1</text:a>,<text:a xlink:type="simple" xlink:href="https://www.youtube.com/channel/UCeoRpyhpNJmiMuAEJ4WRljg" text:style-name="Internet_20_link" text:visited-style-name="Visited_20_Internet_20_Link">V2</text:a>,<text:a xlink:type="simple" xlink:href="https://github.com/rapido-mobile/rapido-flutter" text:style-name="Internet_20_link" text:visited-style-name="Visited_20_Internet_20_Link">Git</text:a>,<text:a xlink:type="simple" xlink:href="https://www.youtube.com/watch?v=RZuozCUM138" text:style-name="Internet_20_link" text:visited-style-name="Visited_20_Internet_20_Link">map</text:a>)</text:p>
            <text:p text:style-name="P1"><text:a xlink:type="simple" xlink:href="mailto:richard.linger.spencer.3@gmail.com" text:style-name="Internet_20_link" text:visited-style-name="Visited_20_Internet_20_Link">richard.linger.spencer.3@gmail.com</text:a></text:p>
            <text:p text:style-name="P1"><text:a xlink:type="simple" xlink:href="https://github.com/rapido-mobile/rapido-flutter" text:style-name="Internet_20_link" text:visited-style-name="Visited_20_Internet_20_Link">codigo</text:a></text:p>
          </table:table-cell>
        </table:table-row>
        <table:table-row>
          <table:table-cell table:style-name="Tabla1.A2" office:value-type="string">
            <text:p text:style-name="P8">whatsapp</text:p>
          </table:table-cell>
          <table:table-cell table:style-name="Tabla1.B2" office:value-type="string">
            <text:p text:style-name="P1"><text:a xlink:type="simple" xlink:href="https://medium.com/@dev.n/flutter-challenge-whatsapp-b4dcca52217b" text:style-name="Internet_20_link" text:visited-style-name="Visited_20_Internet_20_Link">medium forma</text:a></text:p>
          </table:table-cell>
        </table:table-row>
        <table:table-row>
          <table:table-cell table:style-name="Tabla1.A2" office:value-type="string">
            <text:p text:style-name="P8">WordPress</text:p>
          </table:table-cell>
          <table:table-cell table:style-name="Tabla1.B2" office:value-type="string">
            <text:p text:style-name="P1"><text:a xlink:type="simple" xlink:href="https://virtuooza.com/build-android-application-using-flutter-wordpress-api/?fbclid=IwAR2I5JUYD4B1HpWLm8TAA_KecWvQheudykvPMTwHHZU-Eqbn8WXHN12EYbo" text:style-name="Internet_20_link" text:visited-style-name="Visited_20_Internet_20_Link">para android</text:a></text:p>
          </table:table-cell>
        </table:table-row>
        <table:table-row>
          <table:table-cell table:style-name="Tabla1.A2" office:value-type="string">
            <text:p text:style-name="P8">widget</text:p>
          </table:table-cell>
          <table:table-cell table:style-name="Tabla1.B2" office:value-type="string">
            <text:p text:style-name="P1"><text:a xlink:type="simple" xlink:href="https://medium.com/coding-with-flutter/flutter-layouts-walkthrough-row-column-stack-expanded-padding-5ed64e8f9584" text:style-name="Internet_20_link" text:visited-style-name="Visited_20_Internet_20_Link">Medium row,stack,columnas</text:a></text:p>
          </table:table-cell>
        </table:table-row>
        <table:table-row>
          <table:table-cell table:style-name="Tabla1.A2" office:value-type="string">
            <text:p text:style-name="P8">Tablas</text:p>
          </table:table-cell>
          <table:table-cell table:style-name="Tabla1.B2" office:value-type="string">
            <text:p text:style-name="P1"><text:a xlink:type="simple" xlink:href="https://github.com/flutter/flutter/blob/master/packages/flutter/lib/src/widgets/table.dart" text:style-name="Internet_20_link" text:visited-style-name="Visited_20_Internet_20_Link">Tablas grosas</text:a></text:p>
          </table:table-cell>
        </table:table-row>
        <table:table-row>
          <table:table-cell table:style-name="Tabla1.A57" office:value-type="string">
            <text:p text:style-name="P8">Transform</text:p>
          </table:table-cell>
          <table:table-cell table:style-name="Tabla1.B57" office:value-type="string">
            <text:p text:style-name="P1"><text:a xlink:type="simple" xlink:href="https://medium.com/flutter-community/a-deep-dive-into-transform-widgets-in-flutter-4dc32cd575a9" text:style-name="Internet_20_link" text:visited-style-name="Visited_20_Internet_20_Link">Transform</text:a></text:p>
          </table:table-cell>
        </table:table-row>
        <table:table-row>
          <table:table-cell table:style-name="Tabla1.A57" office:value-type="string">
            <text:p text:style-name="P8">técnicas</text:p>
          </table:table-cell>
          <table:table-cell table:style-name="Tabla1.B57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  <text:p text:style-name="P1"><text:a xlink:type="simple" xlink:href="https://github.com/MichaelSowah/flutter-examples" text:style-name="Internet_20_link" text:visited-style-name="Visited_20_Internet_20_Link">Varios ejemplos de flutter</text:a></text:p>
            <text:p text:style-name="P1"><text:a xlink:type="simple" xlink:href="https://flutter.io/cookbook/" text:style-name="Internet_20_link" text:visited-style-name="Visited_20_Internet_20_Link">cookbook</text:a></text:p>
            <text:p text:style-name="P1"><text:a xlink:type="simple" xlink:href="https://github.com/flutter/flutter/wiki" text:style-name="Internet_20_link" text:visited-style-name="Visited_20_Internet_20_Link">WIKI</text:a></text:p>
          </table:table-cell>
        </table:table-row>
        <table:table-row>
          <table:table-cell table:style-name="Tabla1.A2" office:value-type="string">
            <text:p text:style-name="P8">testing</text:p>
          </table:table-cell>
          <table:table-cell table:style-name="Tabla1.B2" office:value-type="string">
            <text:p text:style-name="P1"><text:a xlink:type="simple" xlink:href="https://flutter.io/docs/testing" text:style-name="Internet_20_link" text:visited-style-name="Visited_20_Internet_20_Link">testing</text:a></text:p>
          </table:table-cell>
        </table:table-row>
        <table:table-row>
          <table:table-cell table:style-name="Tabla1.A2" office:value-type="string">
            <text:p text:style-name="P8">TEXTFIELD</text:p>
          </table:table-cell>
          <table:table-cell table:style-name="Tabla1.B2" office:value-type="string">
            <text:p text:style-name="P1"><text:a xlink:type="simple" xlink:href="https://medium.com/flutter-community/a-deep-dive-into-flutter-textfields-f0e676aaab7a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themas</text:p>
          </table:table-cell>
          <table:table-cell table:style-name="Tabla1.B2" office:value-type="string">
            <text:p text:style-name="P1"><text:a xlink:type="simple" xlink:href="https://github.com/rxlabz/panache" text:style-name="Internet_20_link" text:visited-style-name="Visited_20_Internet_20_Link">Generador</text:a></text:p>
          </table:table-cell>
        </table:table-row>
        <table:table-row>
          <table:table-cell table:style-name="Tabla1.A2" office:value-type="string">
            <text:p text:style-name="P8">Traducciones</text:p>
          </table:table-cell>
          <table:table-cell table:style-name="Tabla1.B2" office:value-type="string">
            <text:p text:style-name="P1"><text:a xlink:type="simple" xlink:href="https://pub.dartlang.org/packages/translator?fbclid=IwAR2SMf027afQD-vkHj8LXr4FAuLV_voN4orqBp4UaFdhgZ0_wHHwnT-drzM#-example-tab-" text:style-name="Internet_20_link" text:visited-style-name="Visited_20_Internet_20_Link">Por google</text:a></text:p>
          </table:table-cell>
        </table:table-row>
        <table:table-row>
          <table:table-cell table:style-name="Tabla1.A2" office:value-type="string">
            <text:p text:style-name="P8">varios</text:p>
          </table:table-cell>
          <table:table-cell table:style-name="Tabla1.B2" office:value-type="string">
            <text:p text:style-name="P1"><text:a xlink:type="simple" xlink:href="https://github.com/ibhavikmakwana/FlutterPlayground" text:style-name="Internet_20_link" text:visited-style-name="Visited_20_Internet_20_Link">Playground</text:a> <text:s/><text:soft-page-break/><text:span text:style-name="T16">bhavikmakwana43@gmail.com</text:span></text:p>
          </table:table-cell>
        </table:table-row>
        <table:table-row>
          <table:table-cell table:style-name="Tabla1.A2" office:value-type="string">
            <text:p text:style-name="P8">xml</text:p>
          </table:table-cell>
          <table:table-cell table:style-name="Tabla1.B2" office:value-type="string">
            <text:p text:style-name="P1"><text:a xlink:type="simple" xlink:href="https://pub.dartlang.org/packages/xml" text:style-name="Internet_20_link" text:visited-style-name="Visited_20_Internet_20_Link">Libreria</text:a></text:p>
          </table:table-cell>
        </table:table-row>
        <table:table-row>
          <table:table-cell table:style-name="Tabla1.A2" office:value-type="string">
            <text:p text:style-name="P8">Zaplicaciones por ver</text:p>
          </table:table-cell>
          <table:table-cell table:style-name="Tabla1.B2" office:value-type="string">
            <text:p text:style-name="P1"><text:a xlink:type="simple" xlink:href="https://revs.runtime-revolution.com/building-a-cross-platform-todo-mobile-app-using-flutter-b74f1235e843" text:style-name="Internet_20_link" text:visited-style-name="Visited_20_Internet_20_Link">cross platform</text:a></text:p>
            <text:p text:style-name="P1"><text:a xlink:type="simple" xlink:href="https://medium.com/flutter-io/https-medium-com-flutter-io-pitching-flutter-2d4f494e47d1" text:style-name="Internet_20_link" text:visited-style-name="Visited_20_Internet_20_Link">Pólitica</text:a></text:p>
          </table:table-cell>
        </table:table-row>
      </table:table>
      <text:p text:style-name="Standard"/>
      <text:p text:style-name="Standard"/>
      <text:p text:style-name="P2"/>
      <text:list xml:id="list22221714266780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" text:outline-level="4"/>
                    </text:list-item>
                    <text:list-item>
                      <text:h text:style-name="P19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222217342610413" text:continue-numbering="true" text:style-name="Outline">
              <text:list-item>
                <text:list>
                  <text:list-item>
                    <text:h text:style-name="P21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Flutter para android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Foco en un dato</text:p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>Foco</text:a></text:p>
          </table:table-cell>
        </table:table-row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>carousel pro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>flutter docs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medium.com/flutter-community/flutter-mvc-at-last-275a0dc1e730" text:style-name="Internet_20_link" text:visited-style-name="Visited_20_Internet_20_Link">mvc</text:a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222217138982481" text:continue-numbering="true" text:style-name="Outline">
              <text:list-item>
                <text:list>
                  <text:list-item>
                    <text:h text:style-name="P21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fluido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ara dar vuelt el fono</text:p>
          </table:table-cell>
          <table:table-cell table:style-name="Tabla2.B2" office:value-type="string">
            <text:p text:style-name="P10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15"/>
            <text:p text:style-name="Table_20_Contents"/>
          </table:table-cell>
        </table:table-row>
        <table:table-row>
          <table:table-cell table:style-name="Tabla2.A2" office:value-type="string">
            <text:p text:style-name="P1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io2018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1"><text:a xlink:type="simple" xlink:href="https://github.com/KingWu/flutter_starter_kit" text:style-name="Internet_20_link" text:visited-style-name="Visited_20_Internet_20_Link">Ejemplo para seguir</text:a></text:p>
      <text:list xml:id="list222218199934534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14">See all the sessions from </text:p>
      <text:p text:style-name="P13"><text:span text:style-name="T3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5">https://goo.gl/q1Tr8x</text:span></text:a><text:span text:style-name="T4"> </text:span><text:span text:style-name="T3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5">https://goo.gl/R9L42F</text:span></text:a><text:span text:style-name="T4"> </text:span><text:span text:style-name="T3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5">https://goo.gl/5fgXhX</text:span></text:a><text:span text:style-name="T4"> </text:span><text:span text:style-name="T3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6">https://goo.gl/TQEeBQ</text:span></text:a><text:span text:style-name="T4"> </text:span><text:span text:style-name="T3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5">https://goo.gl/qw2mR1</text:span></text:a><text:span text:style-name="T4"> </text:span><text:span text:style-name="T3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5">https://goo.gl/GaAnBR</text:span></text:a> </text:p>
      <text:p text:style-name="Standard">arquitectura</text:p>
      <text:p text:style-name="Standard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9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36</meta:editing-cycles>
    <meta:creation-date>2018-03-07T12:45:00</meta:creation-date>
    <dc:date>2019-09-18T10:35:46.528723810</dc:date>
    <meta:editing-duration>P7DT1H26M33S</meta:editing-duration>
    <meta:generator>LibreOffice/6.2.7.1$MacOSX_X86_64 LibreOffice_project/23edc44b61b830b7d749943e020e96f5a7df63bf</meta:generator>
    <meta:document-statistic meta:table-count="3" meta:image-count="0" meta:object-count="0" meta:page-count="9" meta:paragraph-count="233" meta:word-count="552" meta:character-count="4298" meta:non-whitespace-character-count="39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